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letter-spacing="0.004cm" officeooo:rsid="001d6265" officeooo:paragraph-rsid="001d6265"/>
    </style:style>
    <style:style style:name="P2"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font-name="Liberation Serif" fo:letter-spacing="0.004cm"/>
    </style:style>
    <style:style style:name="P3" style:family="paragraph" style:parent-style-name="Standard" style:master-page-name="">
      <loext:graphic-properties draw:fill="none"/>
      <style:paragraph-properties fo:margin-left="0cm" fo:margin-right="0cm" fo:margin-top="0.101cm" fo:margin-bottom="0.101cm" style:contextual-spacing="false" fo:text-align="justify" style:justify-single-word="false" fo:text-indent="0.3cm" style:auto-text-indent="false" style:page-number="auto" fo:background-color="transparent"/>
      <style:text-properties style:font-name="Liberation Serif" fo:letter-spacing="0.004cm"/>
    </style:style>
    <style:style style:name="P4" style:family="paragraph" style:parent-style-name="Standard">
      <style:paragraph-properties fo:margin-top="0cm" fo:margin-bottom="0.499cm" style:contextual-spacing="false" fo:text-align="start" style:justify-single-word="false"/>
      <style:text-properties style:font-name="Liberation Serif" fo:letter-spacing="0.004cm" officeooo:rsid="001d6265" officeooo:paragraph-rsid="001d6265"/>
    </style:style>
    <style:style style:name="P5" style:family="paragraph" style:parent-style-name="Standard">
      <style:paragraph-properties fo:margin-top="0cm" fo:margin-bottom="0.499cm" style:contextual-spacing="false" fo:text-align="end" style:justify-single-word="false"/>
      <style:text-properties style:font-name="Liberation Serif" fo:letter-spacing="0.004cm" officeooo:rsid="001d6265" officeooo:paragraph-rsid="001d6265"/>
    </style:style>
    <style:style style:name="P6" style:family="paragraph" style:parent-style-name="Standard">
      <style:paragraph-properties fo:margin-top="0cm" fo:margin-bottom="0cm" style:contextual-spacing="false" fo:text-align="end" style:justify-single-word="false"/>
      <style:text-properties style:font-name="Liberation Serif" fo:letter-spacing="0.004cm" officeooo:rsid="001d6265" officeooo:paragraph-rsid="001d6265"/>
    </style:style>
    <style:style style:name="P7" style:family="paragraph" style:parent-style-name="Standard">
      <style:paragraph-properties fo:margin-top="0cm" fo:margin-bottom="0cm" style:contextual-spacing="false" fo:text-align="start" style:justify-single-word="false"/>
      <style:text-properties style:font-name="Liberation Serif" fo:letter-spacing="0.004cm" officeooo:rsid="001d6265" officeooo:paragraph-rsid="001d6265"/>
    </style:style>
    <style:style style:name="P8"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font-name="Liberation Serif" fo:letter-spacing="0.004cm" fo:background-color="#c9211e"/>
    </style:style>
    <style:style style:name="P9"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font-name="Liberation Serif" fo:letter-spacing="0.004cm"/>
    </style:style>
    <style:style style:name="P10"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use-window-font-color="true" loext:opacity="0%" style:font-name="Liberation Serif" fo:letter-spacing="0.004cm" style:text-underline-style="none" officeooo:rsid="002c503b" officeooo:paragraph-rsid="002c503b"/>
    </style:style>
    <style:style style:name="P11"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use-window-font-color="true" loext:opacity="0%" style:font-name="Liberation Serif" fo:letter-spacing="0.004cm" style:text-underline-style="none" officeooo:rsid="002e16b9" officeooo:paragraph-rsid="002e16b9"/>
    </style:style>
    <style:style style:name="P12"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use-window-font-color="true" loext:opacity="0%" style:font-name="Liberation Serif" fo:letter-spacing="0.004cm" style:text-underline-style="none" officeooo:rsid="002e3a3c" officeooo:paragraph-rsid="002e3a3c"/>
    </style:style>
    <style:style style:name="P13"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use-window-font-color="true" loext:opacity="0%" style:font-name="Liberation Serif" fo:letter-spacing="0.004cm" style:text-underline-style="none" officeooo:rsid="002ebed6" officeooo:paragraph-rsid="002ebed6"/>
    </style:style>
    <style:style style:name="P14"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use-window-font-color="true" loext:opacity="0%" style:font-name="Liberation Serif" fo:letter-spacing="0.004cm" style:text-underline-style="none" officeooo:rsid="0031c4ff" officeooo:paragraph-rsid="0031c4ff"/>
    </style:style>
    <style:style style:name="P1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reak-before="page" fo:background-color="transparent"/>
      <style:text-properties style:font-name="Liberation Serif" fo:letter-spacing="0.004cm" officeooo:paragraph-rsid="002c503b"/>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text-underline-style="solid" style:text-underline-width="auto" style:text-underline-color="font-color"/>
    </style:style>
    <style:style style:name="T2" style:family="text">
      <style:text-properties style:use-window-font-color="true" loext:opacity="0%" style:text-underline-style="none" officeooo:rsid="002c503b"/>
    </style:style>
    <style:style style:name="T3" style:family="text">
      <style:text-properties officeooo:rsid="00249b03"/>
    </style:style>
    <style:style style:name="T4" style:family="text">
      <style:text-properties officeooo:rsid="002567ed"/>
    </style:style>
    <style:style style:name="T5" style:family="text">
      <style:text-properties officeooo:rsid="0026ecf7"/>
    </style:style>
    <style:style style:name="T6" style:family="text">
      <style:text-properties officeooo:rsid="0027a710"/>
    </style:style>
    <style:style style:name="T7" style:family="text">
      <style:text-properties fo:background-color="#ffff00" loext:char-shading-value="0"/>
    </style:style>
    <style:style style:name="T8" style:family="text">
      <style:text-properties fo:background-color="#c9211e" loext:char-shading-value="0"/>
    </style:style>
    <style:style style:name="T9" style:family="text">
      <style:text-properties fo:background-color="transparent" loext:char-shading-value="0"/>
    </style:style>
    <style:style style:name="T10" style:family="text">
      <style:text-properties officeooo:rsid="002f70ca"/>
    </style:style>
    <style:style style:name="T11" style:family="text">
      <style:text-properties officeooo:rsid="002fc364"/>
    </style:style>
    <style:style style:name="T12" style:family="text">
      <style:text-properties officeooo:rsid="0031c4ff"/>
    </style:style>
    <style:style style:name="T13" style:family="text">
      <style:text-properties officeooo:rsid="00336610"/>
    </style:style>
    <style:style style:name="T14" style:family="text">
      <style:text-properties officeooo:rsid="00339fa2"/>
    </style:style>
    <style:style style:name="T15" style:family="text">
      <style:text-properties officeooo:rsid="0033abd4"/>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94412374569216" text:id="ct94412374569216">
          <text:insertion>
            <office:change-info>
              <dc:creator>Unknown Author</dc:creator>
              <dc:date>2021-05-06T18:12:20</dc:date>
            </office:change-info>
          </text:insertion>
        </text:changed-region>
        <text:changed-region xml:id="ct94412322547472" text:id="ct94412322547472">
          <text:insertion>
            <office:change-info>
              <dc:creator>Unknown Author</dc:creator>
              <dc:date>2021-05-06T18:11:32</dc:date>
            </office:change-info>
          </text:insertion>
        </text:changed-region>
        <text:changed-region xml:id="ct94412391835200" text:id="ct94412391835200">
          <text:format-change>
            <office:change-info>
              <dc:creator>Unknown Author</dc:creator>
              <dc:date>2021-05-06T18:19:52</dc:date>
            </office:change-info>
          </text:format-change>
        </text:changed-region>
        <text:changed-region xml:id="ct94412322587472" text:id="ct94412322587472">
          <text:format-change>
            <office:change-info>
              <dc:creator>Unknown Author</dc:creator>
              <dc:date>2021-05-06T18:20:46</dc:date>
            </office:change-info>
          </text:format-change>
        </text:changed-region>
        <text:changed-region xml:id="ct94412392801872" text:id="ct94412392801872">
          <text:format-change>
            <office:change-info>
              <dc:creator>Unknown Author</dc:creator>
              <dc:date>2021-05-06T18:30:37</dc:date>
            </office:change-info>
          </text:format-change>
        </text:changed-region>
        <text:changed-region xml:id="ct94412391892000" text:id="ct94412391892000">
          <text:format-change>
            <office:change-info>
              <dc:creator>Unknown Author</dc:creator>
              <dc:date>2021-05-06T18:32:11</dc:date>
            </office:change-info>
          </text:format-change>
        </text:changed-region>
        <text:changed-region xml:id="ct94412392101584" text:id="ct94412392101584">
          <text:insertion>
            <office:change-info>
              <dc:creator>Unknown Author</dc:creator>
              <dc:date>2021-05-06T18:29:20</dc:date>
            </office:change-info>
          </text:insertion>
        </text:changed-region>
        <text:changed-region xml:id="ct94412322556080" text:id="ct94412322556080">
          <text:insertion>
            <office:change-info>
              <dc:creator>Unknown Author</dc:creator>
              <dc:date>2021-05-06T18:27:10</dc:date>
            </office:change-info>
          </text:insertion>
        </text:changed-region>
        <text:changed-region xml:id="ct94412391229440" text:id="ct94412391229440">
          <text:insertion>
            <office:change-info>
              <dc:creator>Unknown Author</dc:creator>
              <dc:date>2021-05-06T18:28:00</dc:date>
            </office:change-info>
          </text:insertion>
        </text:changed-region>
        <text:changed-region xml:id="ct94412391673056" text:id="ct94412391673056">
          <text:insertion>
            <office:change-info>
              <dc:creator>Unknown Author</dc:creator>
              <dc:date>2021-05-06T18:29:00</dc:date>
            </office:change-info>
          </text:insertion>
        </text:changed-region>
        <text:changed-region xml:id="ct94412371946896" text:id="ct94412371946896">
          <text:insertion>
            <office:change-info>
              <dc:creator>Unknown Author</dc:creator>
              <dc:date>2021-05-06T18:32:30</dc:date>
            </office:change-info>
          </text:insertion>
        </text:changed-region>
        <text:changed-region xml:id="ct94412390729584" text:id="ct94412390729584">
          <text:insertion>
            <office:change-info>
              <dc:creator>Unknown Author</dc:creator>
              <dc:date>2021-05-06T18:33:52</dc:date>
            </office:change-info>
          </text:insertion>
        </text:changed-region>
        <text:changed-region xml:id="ct94412373157696" text:id="ct94412373157696">
          <text:insertion>
            <office:change-info>
              <dc:creator>Unknown Author</dc:creator>
              <dc:date>2021-05-06T18:34:58</dc:date>
            </office:change-info>
          </text:insertion>
        </text:changed-region>
        <text:changed-region xml:id="ct94412392895824" text:id="ct94412392895824">
          <text:insertion>
            <office:change-info>
              <dc:creator>Unknown Author</dc:creator>
              <dc:date>2021-05-06T18:35:00</dc:date>
            </office:change-info>
          </text:insertion>
        </text:changed-region>
        <text:changed-region xml:id="ct94412393214384" text:id="ct94412393214384">
          <text:insertion>
            <office:change-info>
              <dc:creator>Unknown Author</dc:creator>
              <dc:date>2021-05-06T18:42:13</dc:date>
            </office:change-info>
          </text:insertion>
        </text:changed-region>
        <text:changed-region xml:id="ct94412392398416" text:id="ct94412392398416">
          <text:insertion>
            <office:change-info>
              <dc:creator>Unknown Author</dc:creator>
              <dc:date>2021-05-06T18:43:04</dc:date>
            </office:change-info>
          </text:insertion>
        </text:changed-region>
        <text:changed-region xml:id="ct94412392503344" text:id="ct94412392503344">
          <text:insertion>
            <office:change-info>
              <dc:creator>Unknown Author</dc:creator>
              <dc:date>2021-05-06T18:44:33</dc:date>
            </office:change-info>
          </text:insertion>
        </text:changed-region>
        <text:changed-region xml:id="ct94412392962128" text:id="ct94412392962128">
          <text:insertion>
            <office:change-info>
              <dc:creator>Unknown Author</dc:creator>
              <dc:date>2021-05-06T18:48:49</dc:date>
            </office:change-info>
          </text:insertion>
        </text:changed-region>
        <text:changed-region xml:id="ct94412322307856" text:id="ct94412322307856">
          <text:insertion>
            <office:change-info>
              <dc:creator>Unknown Author</dc:creator>
              <dc:date>2021-05-06T18:49:00</dc:date>
            </office:change-info>
          </text:insertion>
        </text:changed-region>
        <text:changed-region xml:id="ct94412392958736" text:id="ct94412392958736">
          <text:insertion>
            <office:change-info>
              <dc:creator>Unknown Author</dc:creator>
              <dc:date>2021-05-06T18:50:00</dc:date>
            </office:change-info>
          </text:insertion>
        </text:changed-region>
        <text:changed-region xml:id="ct94412391082128" text:id="ct94412391082128">
          <text:insertion>
            <office:change-info>
              <dc:creator>Unknown Author</dc:creator>
              <dc:date>2021-05-06T18:59:58</dc:date>
            </office:change-info>
          </text:insertion>
        </text:changed-region>
        <text:changed-region xml:id="ct94412320272032" text:id="ct94412320272032">
          <text:insertion>
            <office:change-info>
              <dc:creator>Unknown Author</dc:creator>
              <dc:date>2021-05-06T19:00:00</dc:date>
            </office:change-info>
          </text:insertion>
        </text:changed-region>
        <text:changed-region xml:id="ct94412392872592" text:id="ct94412392872592">
          <text:insertion>
            <office:change-info>
              <dc:creator>Unknown Author</dc:creator>
              <dc:date>2021-05-06T19:03:17</dc:date>
            </office:change-info>
          </text:insertion>
        </text:changed-region>
        <text:changed-region xml:id="ct94412390852832" text:id="ct94412390852832">
          <text:insertion>
            <office:change-info>
              <dc:creator>Unknown Author</dc:creator>
              <dc:date>2021-05-06T19:01:00</dc:date>
            </office:change-info>
          </text:insertion>
        </text:changed-region>
        <text:changed-region xml:id="ct94412378387456" text:id="ct94412378387456">
          <text:insertion>
            <office:change-info>
              <dc:creator>Unknown Author</dc:creator>
              <dc:date>2021-05-06T19:02: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ôme de<text:span text:style-name="T3"> </text:span>La<text:span text:style-name="T3"> </text:span>Fouchardière</text:p>
      <text:p text:style-name="P7"><text:a xlink:type="simple" xlink:href="tel:+33636175660" text:style-name="Internet_20_link" text:visited-style-name="Visited_20_Internet_20_Link"><text:span text:style-name="T1">06 36 17 56 60</text:span></text:a></text:p>
      <text:p text:style-name="P4"><text:a xlink:type="simple" xlink:href="mailto:come2fouch@gmail.com" text:style-name="Internet_20_link" text:visited-style-name="Visited_20_Internet_20_Link"><text:span text:style-name="T1">come2fouch@gmail.com</text:span></text:a></text:p>
      <text:p text:style-name="P6">À Lyon,<text:change-start text:change-id="ct94412374569216"/><office:annotation loext:resolved="false"><dc:creator>Unknown Author</dc:creator><dc:date>2021-05-06T18:12:20.223453569</dc:date><text:p text:style-name="P16"><text:span text:style-name="T16">Parcours</text:span></text:p><text:p text:style-name="P16"><text:span text:style-name="T16">Projet</text:span></text:p><text:p text:style-name="P16"><text:span text:style-name="T16">Type de poste → et/ou spécialiser</text:span></text:p><text:p text:style-name="P16"><text:span text:style-name="T16"/></text:p><text:p text:style-name="P16"><text:span text:style-name="T16">Études</text:span></text:p><text:p text:style-name="P16"><text:span text:style-name="T16">Évaluation compétence technique</text:span></text:p></office:annotation><text:change-end text:change-id="ct94412374569216"/></text:p>
      <text:p text:style-name="P5">Le 30 mars<text:span text:style-name="T3"> </text:span>2021</text:p>
      <text:p text:style-name="P3">Madame, Monsieur,</text:p>
      <text:p text:style-name="P2">Passionné d’informatique depuis l’adolescence, je décide enfin <text:span text:style-name="T7"><office:annotation office:name="__Annotation__54_3208420021" loext:resolved="false"><dc:creator>Unknown Author</dc:creator><dc:date>2021-05-06T18:11:32.541630352</dc:date><text:p text:style-name="P16"><text:span text:style-name="T16">Trop d’humilité</text:span></text:p></office:annotation></text:span><text:span text:style-name="T7">d’essayer</text:span><text:change-start text:change-id="ct94412322547472"/><office:annotation-end office:name="__Annotation__54_3208420021"/><text:change-end text:change-id="ct94412322547472"/> d’en faire mon métier.</text:p>
      <text:p text:style-name="P2">J’ai un profil riche, capable de s’adapter à de nombreuses situation<text:span text:style-name="T5">s</text:span>. En effet, après un parcours scientifique qui m’a vu intégrer l’École des Ponts et Chaussées, j’ai décidé de me réorienter et de suivre des études en littérature. Je profite donc à la fois de la force rigoureuse mathématique et de l’énergie créative littéraire. Ma curiosité et mon envie d’apprendre font de moi une personne flexible, et qui toujours cherche à s’améliorer pour accomplir mieux les tâches qui lui sont confiées.</text:p>
      <text:p text:style-name="P2">J’ai découvert la progra<text:span text:style-name="T6">m</text:span>mation à quatorze ans, sur ma calculatrice programmable, où j’ai commencé rapidement à explorer ce nouveau monde. Je codais de petits jeux et je m’amusais avec le TI Basic. <text:change-start text:change-id="ct94412391835200"/><text:span text:style-name="T8">Vite limité par la puissance du langage, j’ai commencé à apprendre l’Axe, un langage de bas niveau pour la calculatrice. C’est à ce moment aussi que j’ai commencé à apprendre le C++ sur internet. Depuis, je n’ai jamais cessé d’être fasciné par l’informatique.</text:span><text:change-end text:change-id="ct94412391835200"/><text:change-start text:change-id="ct94412322587472"/></text:p>
      <text:p text:style-name="P8">Pendant mes années en classes préparatoires, j’ai découvert des concepts informatiques un peu plus avancés, qui m’ont permis de mieux comprendre ce que je faisais et d’orienter mes recherches plus intelligemment. J’ai alors appris à apprécier le côté théorique de l’informatique. J’ai continué d’approfondir en pratique, notamment en choisissant un sujet de TIPE centré sur l’informatique. Il s’agissait d’une modélisation de la propagation des épidémies à l’aide d’un automate cellulaire écrite en CamlLight, assortie de résolution<text:span text:style-name="T4">s</text:span> numérique<text:span text:style-name="T4">s</text:span> d’équations différentielles écrite en Python, <text:span text:style-name="T4">ce </text:span>qui n’<text:span text:style-name="T4">a</text:span> malheureusement pas eu le pouvoir d’empêcher les événements contemporains…<text:change-end text:change-id="ct94412322587472"/></text:p>
      <text:p text:style-name="P2">J’ai continué à apprendre sans cesse, m’initiant à la programmation web au club d’informatique de mon école d’ingénieurs, où j’ai eu la chance de participer au développement et à la maintenance de l’intranet. J’ai continué à étudier la théorie par choix de cours optionnels. <text:change-start text:change-id="ct94412392801872"/><text:span text:style-name="T7">J’ai été sélectionné par la Junior Entreprise pour être le futur responsable informatique</text:span><text:change-end text:change-id="ct94412392801872"/><text:change-start text:change-id="ct94412391892000"/><text:span text:style-name="T7">, et ma formation à ce poste par son titulaire a été extrêmement riche en découvertes (je n’avais jamais entendu parler de tests unitaires avant cela !). J’ai malheureusement fait une dépression cette année-là et ai donc quitté l’école.</text:span><text:change-end text:change-id="ct94412391892000"/></text:p>
      <text:p text:style-name="P2">J’ai repris des études littéraires pendant trois ans, sans jamais cesser d’apprendre en informatique, de coder des projets, de me plonger dans les arcanes de mon système d’exploitation. Je me trouve maintenant lassé d’étudier et avide de produire enfin quelque chose d’utile.</text:p>
      <text:p text:style-name="P2">Je vous prie d’agréer, Madame, Monsieur, l’expression de mes salutations respectueuses,</text:p>
      <text:p text:style-name="P2">Côme de La Fouchardière<text:change-start text:change-id="ct94412392101584"/></text:p>
      <text:p text:style-name="P15"><text:change-end text:change-id="ct94412392101584"/><text:change-start text:change-id="ct94412322556080"/><text:span text:style-name="T2">comment appris js (enpc), comment poussé sur le sujet</text:span><text:change-end text:change-id="ct94412322556080"/><text:change-start text:change-id="ct94412391229440"/><text:span text:style-name="T2"> (mooc) → projets</text:span></text:p>
      <text:p text:style-name="P10">prendre 2 projets phares avec compétences différentes → renvoyer sur le po<text:change-end text:change-id="ct94412391229440"/><text:change-start text:change-id="ct94412391673056"/>rtfolio<text:change-end text:change-id="ct94412391673056"/><text:change-start text:change-id="ct94412371946896"/></text:p>
      <text:p text:style-name="P11">projet, type de poste, pourquoi</text:p>
      <text:p text:style-name="P11"><text:change-end text:change-id="ct94412371946896"/><text:change-start text:change-id="ct94412390729584"/>trop de trucs<text:change-end text:change-id="ct94412390729584"/><text:change-start text:change-id="ct94412373157696"/></text:p>
      <text:p text:style-name="P11"><text:change-end text:change-id="ct94412373157696"/><text:change-start text:change-id="ct94412392895824"/></text:p>
      <text:p text:style-name="P11">documentation → suit<text:change-end text:change-id="ct94412392895824"/><text:change-start text:change-id="ct94412393214384"/></text:p>
      <text:p text:style-name="P12">cv → remplacer deux lignes par compétences</text:p>
      <text:p text:style-name="P12"><text:change-end text:change-id="ct94412393214384"/><text:change-start text:change-id="ct94412392398416"/>choix de réorientation → sous école d’ingé<text:change-end text:change-id="ct94412392398416"/><text:change-start text:change-id="ct94412392503344"/></text:p>
      <text:p text:style-name="P12">noté « diplomé »<text:change-end text:change-id="ct94412392503344"/><text:change-start text:change-id="ct94412392962128"/></text:p>
      <text:p text:style-name="P12"/>
      <text:p text:style-name="P12">les infos sont mal mises en av<text:change-end text:change-id="ct94412392962128"/><text:change-start text:change-id="ct94412322307856"/>ant</text:p>
      <text:p text:style-name="P12"/>
      <text:p text:style-name="P13">élargir bandeau → mettre <text:span text:style-name="T10">coordonnées,</text:span> compéte<text:change-end text:change-id="ct94412322307856"/><text:change-start text:change-id="ct94412392958736"/>nces et autres expériences</text:p>
      <text:p text:style-name="P13">→ « <text:span text:style-name="T11">centres d’intérêt » ;</text:span> <text:span text:style-name="T11">scoutisme à gauche </text:span><text:span text:style-name="T12">avec l’écriture</text:span></text:p>
      <text:p text:style-name="P13">aérer<text:change-end text:change-id="ct94412392958736"/><text:change-start text:change-id="ct94412391082128"/></text:p>
      <text:p text:style-name="P13"/>
      <text:p text:style-name="P13"/>
      <text:p text:style-name="P14">6<text:change-end text:change-id="ct94412391082128"/><text:change-start text:change-id="ct94412320272032"/>0 <text:span text:style-name="T15">CV</text:span> / lettres de motiv</text:p>
      <text:p text:style-name="P14"><text:change-end text:change-id="ct94412320272032"/><text:change-start text:change-id="ct94412392872592"/><text:span text:style-name="T14">L</text:span><text:change-end text:change-id="ct94412392872592"/><text:change-start text:change-id="ct94412390852832"/>yon → peut pas aider</text:p>
      <text:p text:style-name="P14"><text:span text:style-name="T14">B</text:span>retagne =&gt; peut aider (- attentifs aux diplômes)</text:p>
      <text:p text:style-name="P14"><text:span text:style-name="T14">L</text:span>orient <text:span text:style-name="T14">Sa</text:span>int-<text:span text:style-name="T14">M</text:span>alo <text:span text:style-name="T14">R</text:span>ennes<text:change-end text:change-id="ct94412390852832"/><text:change-start text:change-id="ct94412378387456"/> → <text:span text:style-name="T13">prospects =&gt; peut donner le mail.</text:span></text:p>
      <text:p text:style-name="P14"><text:change-end text:change-id="ct9441237838745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30T11:48:25.882535323</meta:creation-date>
    <dc:date>2021-05-06T19:03:43.458288614</dc:date>
    <meta:editing-duration>PT41M20S</meta:editing-duration>
    <meta:editing-cycles>20</meta:editing-cycles>
    <meta:generator>LibreOffice/7.1.2.2$Linux_X86_64 LibreOffice_project/10$Build-2</meta:generator>
    <meta:document-statistic meta:table-count="0" meta:image-count="0" meta:object-count="0" meta:page-count="2" meta:paragraph-count="30" meta:word-count="542" meta:character-count="3445" meta:non-whitespace-character-count="2933"/>
  </office:meta>
</office:document-meta>
</file>